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Standaard" style:list-style-name="LFO1" style:family="paragraph"/>
    <style:style style:name="P3" style:parent-style-name="paragraph" style:family="paragraph">
      <style:paragraph-properties style:vertical-align="baseline" fo:margin-top="0in" fo:margin-bottom="0in" fo:margin-left="0.4916in">
        <style:tab-stops/>
      </style:paragraph-properties>
      <style:text-properties style:font-name="Calibri" style:font-name-complex="Calibri"/>
    </style:style>
    <style:style style:name="P4" style:parent-style-name="paragraph" style:family="paragraph">
      <style:paragraph-properties style:vertical-align="baseline" fo:margin-top="0in" fo:margin-bottom="0in" fo:margin-left="0.4916in">
        <style:tab-stops/>
      </style:paragraph-properties>
    </style:style>
    <style:style style:name="T5" style:parent-style-name="Standaardalinea-lettertype" style:family="text">
      <style:text-properties style:font-name="Calibri" style:font-name-complex="Calibri"/>
    </style:style>
    <style:style style:name="P6" style:parent-style-name="paragraph" style:family="paragraph">
      <style:paragraph-properties style:vertical-align="baseline" fo:margin-top="0in" fo:margin-bottom="0in" fo:margin-left="0.4916in">
        <style:tab-stops/>
      </style:paragraph-properties>
      <style:text-properties style:font-name="Calibri" style:font-name-complex="Calibri"/>
    </style:style>
    <style:style style:name="P7" style:parent-style-name="paragraph" style:family="paragraph">
      <style:paragraph-properties style:vertical-align="baseline" fo:margin-top="0in" fo:margin-bottom="0in" fo:margin-left="0.4916in">
        <style:tab-stops/>
      </style:paragraph-properties>
      <style:text-properties style:font-name="Calibri" style:font-name-complex="Calibri"/>
    </style:style>
    <style:style style:name="P8" style:parent-style-name="Standaard" style:family="paragraph">
      <style:paragraph-properties style:vertical-align="baseline" fo:margin-bottom="0in" fo:line-height="100%" fo:margin-left="0.4916in">
        <style:tab-stops/>
      </style:paragraph-properties>
      <style:text-properties style:font-name-asian="Times New Roman" style:font-name-complex="Calibri" style:language-asian="nl" style:country-asian="NL"/>
    </style:style>
    <style:style style:name="P9" style:parent-style-name="Standaard" style:family="paragraph">
      <style:paragraph-properties style:vertical-align="baseline" fo:margin-bottom="0in" fo:line-height="100%" fo:margin-left="0.4916in">
        <style:tab-stops/>
      </style:paragraph-properties>
      <style:text-properties style:font-name-asian="Times New Roman" style:font-name-complex="Calibri" style:language-asian="nl" style:country-asian="NL"/>
    </style:style>
    <style:style style:name="P10" style:parent-style-name="Standaard" style:family="paragraph">
      <style:paragraph-properties style:vertical-align="baseline" fo:margin-bottom="0in" fo:line-height="100%" fo:margin-left="0.4916in">
        <style:tab-stops/>
      </style:paragraph-properties>
      <style:text-properties style:font-name-asian="Times New Roman" style:font-name-complex="Calibri" style:language-asian="nl" style:country-asian="NL"/>
    </style:style>
    <style:style style:name="P11" style:parent-style-name="Standaard" style:family="paragraph">
      <style:paragraph-properties style:vertical-align="baseline" fo:margin-bottom="0in" fo:line-height="100%" fo:margin-left="0.4916in">
        <style:tab-stops/>
      </style:paragraph-properties>
      <style:text-properties style:font-name-asian="Times New Roman" style:font-name-complex="Calibri" style:language-asian="nl" style:country-asian="NL"/>
    </style:style>
    <style:style style:name="P12" style:parent-style-name="Standaard" style:family="paragraph">
      <style:paragraph-properties style:vertical-align="baseline" fo:margin-bottom="0in" fo:line-height="100%" fo:margin-left="0.4916in">
        <style:tab-stops/>
      </style:paragraph-properties>
      <style:text-properties style:font-name-asian="Times New Roman" style:font-name-complex="Calibri" style:language-asian="nl" style:country-asian="NL"/>
    </style:style>
    <style:style style:name="P13" style:parent-style-name="Standaard" style:family="paragraph">
      <style:paragraph-properties style:vertical-align="baseline" fo:margin-bottom="0in" fo:line-height="100%" fo:margin-left="0.4916in">
        <style:tab-stops/>
      </style:paragraph-properties>
      <style:text-properties style:font-name-asian="Times New Roman" style:font-name-complex="Calibri" style:language-asian="nl" style:country-asian="NL"/>
    </style:style>
    <style:style style:name="P14" style:parent-style-name="Standaard" style:family="paragraph">
      <style:paragraph-properties style:vertical-align="baseline" fo:margin-bottom="0in" fo:line-height="100%" fo:margin-left="0.4916in">
        <style:tab-stops/>
      </style:paragraph-properties>
      <style:text-properties style:font-name-asian="Times New Roman" style:font-name-complex="Calibri" style:language-asian="nl" style:country-asian="NL"/>
    </style:style>
    <style:style style:name="P15" style:parent-style-name="Standaard" style:family="paragraph">
      <style:paragraph-properties fo:margin-left="0.25in" fo:text-indent="0.2416in">
        <style:tab-stops/>
      </style:paragraph-properties>
    </style:style>
    <style:style style:name="T16" style:parent-style-name="Standaardalinea-lettertype" style:family="text">
      <style:text-properties style:font-name-complex="Calibri"/>
    </style:style>
    <style:style style:name="P17" style:parent-style-name="Standaard" style:family="paragraph">
      <style:paragraph-properties fo:margin-left="0.25in" fo:text-indent="0.2416in">
        <style:tab-stops/>
      </style:paragraph-properties>
    </style:style>
    <style:style style:name="P18" style:parent-style-name="Lijstalinea" style:list-style-name="LFO1" style:family="paragraph"/>
    <style:style style:name="P19" style:parent-style-name="Standaard" style:family="paragraph">
      <style:paragraph-properties fo:margin-left="0.4916in">
        <style:tab-stops/>
      </style:paragraph-properties>
    </style:style>
    <style:style style:name="P20" style:parent-style-name="Standaard" style:list-style-name="LFO1" style:family="paragraph"/>
    <style:style style:name="P21" style:parent-style-name="Standaard" style:family="paragraph">
      <style:paragraph-properties fo:margin-left="0.5in">
        <style:tab-stops/>
      </style:paragraph-properties>
    </style:style>
    <style:style style:name="P22" style:parent-style-name="Standaard" style:list-style-name="LFO1" style:family="paragraph"/>
    <style:style style:name="P23" style:parent-style-name="Standaard" style:family="paragraph">
      <style:paragraph-properties fo:margin-left="0.5in">
        <style:tab-stops/>
      </style:paragraph-properties>
    </style:style>
    <style:style style:name="P24" style:parent-style-name="Standaard" style:family="paragraph">
      <style:paragraph-properties fo:margin-left="0.5in">
        <style:tab-stops/>
      </style:paragraph-properties>
    </style:style>
    <style:style style:name="P25" style:parent-style-name="Standaard" style:list-style-name="LFO1" style:family="paragraph"/>
    <style:style style:name="P26" style:parent-style-name="Lijstalinea" style:list-style-name="LFO1" style:family="paragraph"/>
    <style:style style:name="P27" style:parent-style-name="Standaard" style:family="paragraph">
      <style:paragraph-properties fo:margin-left="0.5in">
        <style:tab-stops/>
      </style:paragraph-properties>
    </style:style>
    <style:style style:name="T28" style:parent-style-name="Standaardalinea-lettertype" style:family="text">
      <style:text-properties fo:font-weight="bold" style:font-weight-asian="bold" style:font-weight-complex="bold"/>
    </style:style>
    <style:style style:name="P29" style:parent-style-name="Standaard" style:family="paragraph">
      <style:paragraph-properties fo:margin-left="0.5in">
        <style:tab-stops/>
      </style:paragraph-properties>
      <style:text-properties fo:language="en" fo:country="US"/>
    </style:style>
    <style:style style:name="P30" style:parent-style-name="Standaard" style:family="paragraph">
      <style:paragraph-properties fo:margin-left="0.5in">
        <style:tab-stops/>
      </style:paragraph-properties>
    </style:style>
    <style:style style:name="P31" style:parent-style-name="Standaard" style:family="paragraph">
      <style:paragraph-properties fo:margin-left="0.5in">
        <style:tab-stops/>
      </style:paragraph-properties>
    </style:style>
    <style:style style:name="P32" style:parent-style-name="Standaard" style:family="paragraph">
      <style:paragraph-properties fo:margin-left="0.5in">
        <style:tab-stops/>
      </style:paragraph-properties>
    </style:style>
    <style:style style:name="T33" style:parent-style-name="Standaardalinea-lettertype" style:family="text">
      <style:text-properties fo:font-weight="bold" style:font-weight-asian="bold" style:font-weight-complex="bold"/>
    </style:style>
    <style:style style:name="P34" style:parent-style-name="Standaard" style:family="paragraph">
      <style:paragraph-properties fo:margin-left="0.5in">
        <style:tab-stops/>
      </style:paragraph-properties>
    </style:style>
    <style:style style:name="T35" style:parent-style-name="Standaardalinea-lettertype" style:family="text">
      <style:text-properties fo:font-weight="bold" style:font-weight-asian="bold" style:font-weight-complex="bold"/>
    </style:style>
    <style:style style:name="P36" style:parent-style-name="Standaard" style:family="paragraph">
      <style:paragraph-properties fo:margin-left="0.5in">
        <style:tab-stops/>
      </style:paragraph-properties>
    </style:style>
    <style:style style:name="T37" style:parent-style-name="Standaardalinea-lettertype" style:family="text">
      <style:text-properties fo:font-weight="bold" style:font-weight-asian="bold" style:font-weight-complex="bold"/>
    </style:style>
    <style:style style:name="T38" style:parent-style-name="Standaardalinea-lettertype" style:family="text">
      <style:text-properties style:font-name="Wingdings" style:font-name-asian="Wingdings" style:font-name-complex="Wingdings"/>
    </style:style>
    <style:style style:name="P39" style:parent-style-name="Standaard" style:family="paragraph">
      <style:paragraph-properties fo:margin-left="0.5in">
        <style:tab-stops/>
      </style:paragraph-properties>
    </style:style>
    <style:style style:name="T40" style:parent-style-name="Standaardalinea-lettertype" style:family="text">
      <style:text-properties fo:font-weight="bold" style:font-weight-asian="bold" style:font-weight-complex="bold"/>
    </style:style>
    <style:style style:name="T41" style:parent-style-name="Standaardalinea-lettertype" style:family="text">
      <style:text-properties fo:language="en" fo:country="US"/>
    </style:style>
    <style:style style:name="T42" style:parent-style-name="Standaardalinea-lettertype" style:family="text">
      <style:text-properties fo:language="en" fo:country="US"/>
    </style:style>
    <style:style style:name="P43" style:parent-style-name="Standaard" style:family="paragraph">
      <style:paragraph-properties fo:margin-bottom="0in" fo:margin-left="0.4916in">
        <style:tab-stops/>
      </style:paragraph-properties>
    </style:style>
    <style:style style:name="P44" style:parent-style-name="Lijstalinea" style:list-style-name="LFO4" style:family="paragraph">
      <style:text-properties fo:language="en" fo:country="US"/>
    </style:style>
    <style:style style:name="P45" style:parent-style-name="Lijstalinea" style:list-style-name="LFO4" style:family="paragraph">
      <style:text-properties fo:language="en" fo:country="US"/>
    </style:style>
    <style:style style:name="P46" style:parent-style-name="Lijstalinea" style:list-style-name="LFO4" style:family="paragraph">
      <style:text-properties fo:language="en" fo:country="US"/>
    </style:style>
    <style:style style:name="P47" style:parent-style-name="Lijstalinea" style:list-style-name="LFO4" style:family="paragraph">
      <style:text-properties fo:language="en" fo:country="US"/>
    </style:style>
    <style:style style:name="P48" style:parent-style-name="Standaard" style:family="paragraph">
      <style:paragraph-properties fo:margin-left="0.4916in">
        <style:tab-stops/>
      </style:paragraph-properties>
      <style:text-properties style:font-name-asian="Times New Roman"/>
    </style:style>
    <style:style style:name="P49" style:parent-style-name="Standaard" style:family="paragraph">
      <style:paragraph-properties fo:margin-left="0.4916in">
        <style:tab-stops/>
      </style:paragraph-properties>
    </style:style>
    <style:style style:name="P50" style:parent-style-name="Standaard" style:family="paragraph">
      <style:paragraph-properties fo:margin-left="0.4916in">
        <style:tab-stops/>
      </style:paragraph-properties>
      <style:text-properties fo:language="en" fo:country="US"/>
    </style:style>
    <style:style style:name="P51" style:parent-style-name="Standaard" style:family="paragraph">
      <style:paragraph-properties fo:margin-left="0.5in">
        <style:tab-stops/>
      </style:paragraph-properties>
    </style:style>
    <style:style style:name="T52" style:parent-style-name="Standaardalinea-lettertype" style:family="text">
      <style:text-properties fo:font-weight="bold" style:font-weight-asian="bold" style:font-weight-complex="bold"/>
    </style:style>
    <style:style style:name="T53" style:parent-style-name="Standaardalinea-lettertype" style:family="text">
      <style:text-properties fo:font-weight="bold" style:font-weight-asian="bold" style:font-weight-complex="bold"/>
    </style:style>
    <style:style style:name="P54" style:parent-style-name="Standaard" style:family="paragraph">
      <style:paragraph-properties fo:margin-left="0.5in">
        <style:tab-stops/>
      </style:paragraph-properties>
    </style:style>
    <style:style style:name="T55" style:parent-style-name="Standaardalinea-lettertype" style:family="text">
      <style:text-properties fo:font-weight="bold" style:font-weight-asian="bold" style:font-weight-complex="bold"/>
    </style:style>
    <style:style style:name="P56" style:parent-style-name="Standaard" style:family="paragraph">
      <style:paragraph-properties fo:margin-left="0.5in">
        <style:tab-stops/>
      </style:paragraph-properties>
    </style:style>
    <style:style style:name="T57" style:parent-style-name="Standaardalinea-lettertype" style:family="text">
      <style:text-properties fo:font-weight="bold" style:font-weight-asian="bold" style:font-weight-complex="bold"/>
    </style:style>
    <style:style style:name="P58" style:parent-style-name="Standaard" style:family="paragraph">
      <style:paragraph-properties fo:margin-left="0.5in">
        <style:tab-stops/>
      </style:paragraph-properties>
    </style:style>
    <style:style style:name="P59" style:parent-style-name="Standaard" style:list-style-name="LFO1" style:family="paragraph"/>
    <style:style style:name="T60" style:parent-style-name="Standaardalinea-lettertype" style:family="text">
      <style:text-properties style:font-name="Wingdings" style:font-name-asian="Wingdings" style:font-name-complex="Wingdings"/>
    </style:style>
    <style:style style:name="T61" style:parent-style-name="Standaardalinea-lettertype" style:family="text">
      <style:text-properties style:font-name="Wingdings" style:font-name-asian="Wingdings" style:font-name-complex="Wingdings"/>
    </style:style>
    <style:style style:name="T62" style:parent-style-name="Standaardalinea-lettertype" style:family="text">
      <style:text-properties style:font-name="Wingdings" style:font-name-asian="Wingdings" style:font-name-complex="Wingdings" fo:language="en" fo:country="US"/>
    </style:style>
    <style:style style:name="P63" style:parent-style-name="Standaard" style:list-style-name="LFO1" style:family="paragraph"/>
    <style:style style:name="P64" style:parent-style-name="Standaard" style:family="paragraph">
      <style:paragraph-properties fo:margin-left="0.5in">
        <style:tab-stops/>
      </style:paragraph-properties>
    </style:style>
    <style:style style:name="P65" style:parent-style-name="Standaard" style:family="paragraph">
      <style:paragraph-properties fo:margin-left="0.5in">
        <style:tab-stops/>
      </style:paragraph-properties>
    </style:style>
    <style:style style:name="P66" style:parent-style-name="Standaard" style:family="paragraph">
      <style:paragraph-properties fo:margin-left="0.5in">
        <style:tab-stops/>
      </style:paragraph-properties>
    </style:style>
    <style:style style:name="T67" style:parent-style-name="Standaardalinea-lettertype" style:family="text">
      <style:text-properties style:font-name-asian="Times New Roman" fo:language="en" fo:country="US"/>
    </style:style>
    <style:style style:name="T68" style:parent-style-name="Standaardalinea-lettertype" style:family="text">
      <style:text-properties style:font-name-asian="Times New Roman" fo:language="en" fo:country="US"/>
    </style:style>
    <style:style style:name="T69" style:parent-style-name="Standaardalinea-lettertype" style:family="text">
      <style:text-properties style:font-name-asian="Times New Roman" fo:language="en" fo:country="US"/>
    </style:style>
    <style:style style:name="T70" style:parent-style-name="Standaardalinea-lettertype" style:family="text">
      <style:text-properties style:font-name-asian="Times New Roman" fo:language="en" fo:country="US"/>
    </style:style>
    <style:style style:name="T71" style:parent-style-name="Standaardalinea-lettertype" style:family="text">
      <style:text-properties style:font-name-asian="Times New Roman" fo:language="en" fo:country="US"/>
    </style:style>
    <style:style style:name="P72" style:parent-style-name="Standaard" style:list-style-name="LFO1" style:family="paragraph"/>
    <style:style style:name="P73" style:parent-style-name="Standaard" style:family="paragraph">
      <style:paragraph-properties fo:margin-left="0.5in">
        <style:tab-stops/>
      </style:paragraph-properties>
    </style:style>
    <style:style style:name="P74" style:parent-style-name="Standaard" style:family="paragraph">
      <style:paragraph-properties fo:margin-left="0.5in">
        <style:tab-stops/>
      </style:paragraph-properties>
    </style:style>
    <style:style style:name="P75" style:parent-style-name="Standaard" style:list-style-name="LFO1" style:family="paragraph"/>
    <style:style style:name="P76" style:parent-style-name="Standaard" style:family="paragraph">
      <style:paragraph-properties fo:margin-left="0.5in">
        <style:tab-stops/>
      </style:paragraph-properties>
    </style:style>
    <style:style style:name="P77" style:parent-style-name="Standaard" style:list-style-name="LFO1" style:family="paragraph"/>
    <style:style style:name="P78" style:parent-style-name="Standaard" style:family="paragraph">
      <style:paragraph-properties fo:margin-left="0.5in">
        <style:tab-stops/>
      </style:paragraph-properties>
    </style:style>
  </office:automatic-styles>
  <office:body>
    <office:text text:use-soft-page-breaks="true">
      <text:p text:style-name="P1">Agenda BPEXA met opdrachtgever 4</text:p>
      <text:p text:style-name="Standaard">Datum: 22-09-2021 Locatie: Zoom Tijdstip: 9:00</text:p>
      <text:p text:style-name="Standaard">Opdrachtgever: Evelien Jongepier</text:p>
      <text:p text:style-name="Standaard">Begeleider: Jeroen Pijpe</text:p>
      <text:list text:style-name="LFO1" text:continue-numbering="true">
        <text:list-item>
          <text:p text:style-name="P2">Opening</text:p>
        </text:list-item>
      </text:list>
      <text:p text:style-name="P3">Datum: 29-09-2021</text:p>
      <text:p text:style-name="P4"><text:span text:style-name="T5">Tijd: 9.01<text:s/></text:span></text:p>
      <text:p text:style-name="P6"/>
      <text:p text:style-name="P7">Aanwezigen:<text:s/></text:p>
      <text:p text:style-name="P8">Chezley van Veen</text:p>
      <text:p text:style-name="P9">Selena Impink</text:p>
      <text:p text:style-name="P10">Thomas den<text:s/>Hamer</text:p>
      <text:p text:style-name="P11">Jeroen Pijpe</text:p>
      <text:p text:style-name="P12">Noa van Daatselaar</text:p>
      <text:p text:style-name="P13"/>
      <text:p text:style-name="P14">Notulist:</text:p>
      <text:p text:style-name="P15"><text:span text:style-name="T16">Noa van Daatselaar</text:span><text:s/></text:p>
      <text:p text:style-name="P17"/>
      <text:list text:style-name="LFO1" text:continue-numbering="true">
        <text:list-item>
          <text:p text:style-name="P18">Mededelingen</text:p>
        </text:list-item>
      </text:list>
      <text:p text:style-name="P19">x</text:p>
      <text:list text:style-name="LFO1" text:continue-numbering="true">
        <text:list-item>
          <text:p text:style-name="P20">Extra agendapunten</text:p>
        </text:list-item>
      </text:list>
      <text:p text:style-name="P21">x</text:p>
      <text:list text:style-name="LFO1" text:continue-numbering="true">
        <text:list-item>
          <text:p text:style-name="P22">Snakemake</text:p>
        </text:list-item>
      </text:list>
      <text:p text:style-name="P23">Afgelopen week: Trinity assemble en trimmomatic werkt in Snakemake. Gisteren trinity ed is ook toegevoegd aan Snakemake, maar nog niet<text:s/>getest. Sortmerna werkt nog niet en staat ook niet in Snakemake.<text:s/></text:p>
      <text:p text:style-name="P24">Expand functie gebruik je als je dezelfde rule meerdere keren wilt runnen met verschillende files. Aggregation alle files samenvoegen als input binnen 1 rule.<text:s/></text:p>
      <text:list text:style-name="LFO1" text:continue-numbering="true">
        <text:list-item>
          <text:p text:style-name="P25">FastQC</text:p>
        </text:list-item>
      </text:list>
      <text:p text:style-name="Lijstalinea">Fastqc is getest op 1 sample en werkt. De studenten zijn bekend met fastQC. Het resultaat van de sample geeft veel rode kruizen aan, maar dat komt door de kleine dataset.<text:s/></text:p>
      <text:p text:style-name="Lijstalinea">De bedoeling is dat een aantal grafieken van fastqc terugzien te zien zijn in het Snakemake report. Fastqc<text:s/>moet ook na elke stap toegevoegd worden om kwaliteit te controleren.<text:s/></text:p>
      <text:p text:style-name="Lijstalinea"/>
      <text:list text:style-name="LFO1" text:continue-numbering="true">
        <text:list-item>
          <text:p text:style-name="P26">Efficiënt pipeline runnen.<text:s/></text:p>
        </text:list-item>
      </text:list>
      <text:p text:style-name="Lijstalinea">De Branche van Evelien is example_snakefile.</text:p>
      <text:p text:style-name="P27"><text:span text:style-name="T28">Rule all</text:span><text:s/>met expand functie: Je gebruikt rule die als output meerdere files heeft, hierbij gebruik je tussen {haakjes} een wildkaart. Je gebruikt hierbij een sample file met een sample id, te vinden in een file, in een tabel. In kolom ‘run’ staan de demo’s, zodat de resultaten niet overgeschreven worden. Je specificeert in de Snakemake hoe je aan de file komt:</text:p>
      <text:soft-page-break/>
      <text:p text:style-name="P29">rule<text:s/>all:<text:line-break/>     input:<text:line-break/>expand("results/{samples.run}/trimmomatic/{samples.sample}.R1.paired.fastq.gz",<text:line-break/>             samples=smpls.itertuples()<text:line-break/>         )</text:p>
      <text:p text:style-name="P30">Een tabel kan je Python makkelijk lezen met Panda’s.<text:s/></text:p>
      <text:p text:style-name="P31"/>
      <text:p text:style-name="P32"><text:span text:style-name="T33">Smpls</text:span>: Object wordt gelezen, waarbij run en<text:s/>sample geïndexeerd worden. Met behulp van itertuples deze data itereren, elke combinatie van run en sample combineren. In dit geval run en sample. Tabel wordt gelezen en geïtereerd over elke situtatie van run en sample, dan wordt de rule gevonden die de outputfile creëert. Samples refereren in rule.</text:p>
      <text:p text:style-name="P34"><text:span text:style-name="T35">Include:<text:s/></text:span>rule trimmomatic staat in een ander bestand. De input van trimmomatic is geen file maar functie. De functie heeft als input een wildkaart met sample en run. De functie return de locatie van de sample. De locatie komt als input in de rule trimmomatc, zodat die sample fwd en rev getrimd kunnen worden.<text:s/></text:p>
      <text:p text:style-name="P36"><text:span text:style-name="T37">Params</text:span>: adapters.fasta<text:s/><text:span text:style-name="T38"></text:span><text:s/>onder in commando aan roepen<text:s/></text:p>
      <text:p text:style-name="P39"><text:span text:style-name="T40">Config file</text:span>: file waar de gebruiker variabelen makkelijk kan aanpassen. In dit geval de<text:s/>threads en het environment. Snakemake checkt of het environment opgezet en geactiveerd is. Het verwijst anders door naar Trimmomatic.yaml en installeert conda. Voornu nog geen config file, maar default waarden.<text:s/>Threads is 4.<text:s/><text:span text:style-name="T41">Environment is refereren naar T</text:span><text:span text:style-name="T42">rimmomatic.yaml. Config file referen in rule.<text:s/></text:span></text:p>
      <text:p text:style-name="P43">Om de environment.yaml te creëren met daarin alle dependencies die nodig zijn voor het<text:s/>runnen van een rule:<text:s/></text:p>
      <text:list text:style-name="LFO4" text:continue-numbering="true">
        <text:list-item>
          <text:p text:style-name="P44">conda create -y -n trimmomatic</text:p>
        </text:list-item>
        <text:list-item>
          <text:p text:style-name="P45">conda activate trimmomatic</text:p>
        </text:list-item>
        <text:list-item>
          <text:p text:style-name="P46">conda install -c bioconda trimmomatic</text:p>
        </text:list-item>
        <text:list-item>
          <text:p text:style-name="P47">conda env export --from-history &gt; envs/trimmomatic.yaml</text:p>
        </text:list-item>
      </text:list>
      <text:p text:style-name="P48">De yaml kun je dan als input geven voor de rule, bijv:<text:line-break/><text:line-break/>rule_trimmomatic:<text:line-break/>     ....<text:line-break/>     conda:<text:line-break/>         "../envs/trimomatic.yaml"<text:line-break/>     ....</text:p>
      <text:p text:style-name="P49">Om ervoor te zorgen dat snakemake het benodigde environment dan creëert en activeert voorafgaand aan het runnen van die rule moet je --use-conda gebruiken in je snakemake command, like so:</text:p>
      <text:p text:style-name="P50">snakemake --use-conda --cores 4 -n<text:line-break/></text:p>
      <text:p text:style-name="P51"><text:span text:style-name="T52">L</text:span><text:span text:style-name="T53">og</text:span>: wildkaart</text:p>
      <text:p text:style-name="P54"><text:span text:style-name="T55">Benchmark</text:span>: brench activeren en kijken naar de output, hoeveel resources en runtijd.<text:s/></text:p>
      <text:soft-page-break/>
      <text:p text:style-name="P56"><text:span text:style-name="T57">Schemas:<text:s/></text:span>staan ook in de workflow aangegeven. File geeft aan hoe de inputdata er uitziet en geleverd moet worden. Elk element wordt gecheckt of het voldoet aan wat nodig om Snakefile te runnen. Hierbij kan je default waarde aangeven. Snakefile specificeert config file en valideert of het voldoet aan de eisen.<text:s/></text:p>
      <text:p text:style-name="P58">Voor nu: param en hardcode, als dat werkt later gebruik maken van cofig file en schema’s .</text:p>
      <text:p text:style-name="Standaard"><text:tab/><text:a xlink:href="https://eur01.safelinks.protection.outlook.com/?url=https%3A%2F%2Fsnakemake.readthedocs.io%2Fen%2Fstable%2Fsnakefiles%2Frules.html&amp;amp;data=04%7C01%7Cs1117684%40student.hsleiden.nl%7C300578618dca440ee25708d983274486%7C850f9344e078467e9c5e84d82f208ac7%7C1%7C0%7C637685026955428759%7CUnknown%7CTWFpbGZsb3d8eyJWIjoiMC4wLjAwMDAiLCJQIjoiV2luMzIiLCJBTiI6Ik1haWwiLCJXVCI6Mn0%3D%7C1000&amp;amp;sdata=iQYpa5MNL%2FjDbMpNhAFExu4iXEgBvwyNz5ahoWzSJxk%3D&amp;amp;reserved=0" office:target-frame-name="_top" xlink:show="replace"><text:span text:style-name="Hyperlink">https://eur01.safelinks.protection.outlook.com/?url=https%3A%2F%2Fsnakemake.readthedocs.io%2Fen%2Fstable%2Fsnakefiles%2Frules.html&amp;amp;data=04%7C01%7Cs1117684%40student.hsleiden.nl%7C300578618dca440ee25708d983274486%7C850f9344e078467e9c5e84d82f208ac7%7C1%7C0%7C637685026955428759%7CUnknown%7CTWFpbGZsb3d8eyJWIjoiMC4wLjAwMDAiLCJQIjoiV2luMzIiLCJBTiI6Ik1haWwiLCJXVCI6Mn0%3D%7C1000&amp;amp;sdata=iQYpa5MNL%2FjDbMpNhAFExu4iXEgBvwyNz5ahoWzSJxk%3D&amp;amp;reserved=0</text:span></text:a><text:s/></text:p>
      <text:list text:style-name="LFO1" text:continue-numbering="true">
        <text:list-item>
          <text:p text:style-name="P59">Github</text:p>
        </text:list-item>
      </text:list>
      <text:p text:style-name="Lijstalinea">Committen in het Engels.</text:p>
      <text:p text:style-name="Lijstalinea">Git branch<text:span text:style-name="T60"></text:span><text:s/>kijken welke branch actief is</text:p>
      <text:p text:style-name="Lijstalinea">Git checkout {branchname}<text:s/><text:span text:style-name="T61"></text:span><text:s/>branch wisselen</text:p>
      <text:p text:style-name="Lijstalinea">Git log<text:s/><text:span text:style-name="T62"></text:span><text:s/>onafhankelijke log en files per branch</text:p>
      <text:p text:style-name="Lijstalinea"/>
      <text:p text:style-name="Lijstalinea">Voor elke ontwikkelingsline een aparte branch file maken, zodat andere geen last ervan hebben.<text:s/></text:p>
      <text:p text:style-name="Lijstalinea"/>
      <text:p text:style-name="Lijstalinea">Zelfde commando’s binnen de branch. Nu nog niet merchen in eigen branch.<text:s/></text:p>
      <text:p text:style-name="Lijstalinea"/>
      <text:p text:style-name="Lijstalinea">Switchen tussen verschillende commits met checkout. Zo krijg je een version control systeem. Terug naar eerdere versies.--&gt; git checkout {commit}. Alleen voor lokaal, je moet dan een branch creeën, om aanpassingen te kunnen doen. Met checkout heen en weer switchen in verschillende versies.<text:s/></text:p>
      <text:p text:style-name="Lijstalinea"><text:a xlink:href="https://eur01.safelinks.protection.outlook.com/?url=https%3A%2F%2Fwww.atlassian.com%2Fgit%2Ftutorials%2Fusing-branches&amp;amp;data=04%7C01%7Cs1117684%40student.hsleiden.nl%7C300578618dca440ee25708d983274486%7C850f9344e078467e9c5e84d82f208ac7%7C1%7C0%7C637685026955428759%7CUnknown%7CTWFpbGZsb3d8eyJWIjoiMC4wLjAwMDAiLCJQIjoiV2luMzIiLCJBTiI6Ik1haWwiLCJXVCI6Mn0%3D%7C1000&amp;amp;sdata=EPvAfIaxbCMHln8Rf1MB223z80ZoiiyZh35SeH1Odj4%3D&amp;amp;reserved=0" office:target-frame-name="_top" xlink:show="replace"><text:span text:style-name="Hyperlink">https://eur01.safelinks.protection.outlook.com/?url=https%3A%2F%2Fwww.atlassian.com%2Fgit%2Ftutorials%2Fusing-branches&amp;amp;data=04%7C01%7Cs1117684%40student.hsleiden.nl%7C300578618dca440ee25708d983274486%7C850f9344e078467e9c5e84d82f208ac7%7C1%7C0%7C637685026955428759%7CUnknown%7CTWFpbGZsb3d8eyJWIjoiMC4wLjAwMDAiLCJQIjoiV2luMzIiLCJBTiI6Ik1haWwiLCJXVCI6Mn0%3D%7C1000&amp;amp;sdata=EPvAfIaxbCMHln8Rf1MB223z80ZoiiyZh35SeH1Odj4%3D&amp;amp;reserved=0</text:span></text:a><text:s/></text:p>
      <text:list text:style-name="LFO1" text:continue-numbering="true">
        <text:list-item>
          <text:p text:style-name="P63">Planning volgende weel</text:p>
        </text:list-item>
      </text:list>
      <text:p text:style-name="P64">Fastqc in bouwen in snakemake met expand functie voor elke sample. Fastqc<text:s/>is deadend, de output wordt niet gebruikt als input. In rule functie komt output van fastqc report.<text:s/></text:p>
      <text:p text:style-name="P65">Na trimmen terugbrengen in een rule ensemble. Voor alle output files vorige stap in rule samenvoegen met aggregation. Input is expand met lijst van files.<text:s/>Aggregatie is het effect lijst van alle getrimde sequenties, die gebruikt van worden in trimmity ensemble.<text:s/></text:p>
      <text:p text:style-name="P66"><text:span text:style-name="T67">rule trinity_assemble:</text:span><text:span text:style-name="T68"><text:line-break/>     input:</text:span><text:span text:style-name="T69"><text:line-break/>expand("results/{samples.run}/trinity-assembly/{samples.sample.R1.paired.fastq.gz}.",</text:span><text:span text:style-name="T70"><text:line-break/>            samples =  smpls.itertuples()</text:span><text:span text:style-name="T71"><text:line-break/>         )</text:span></text:p>
      <text:soft-page-break/>
      <text:list text:style-name="LFO1" text:continue-numbering="true">
        <text:list-item>
          <text:p text:style-name="P72">Vragen?</text:p>
        </text:list-item>
      </text:list>
      <text:p text:style-name="P73">Waarom is de main is leeg<text:s/>in Evelien haar branch?</text:p>
      <text:p text:style-name="P74">&gt;Evelien loopt achter op onze commits in branch en onze branch loopt achter op haar commits in branch.<text:s/></text:p>
      <text:list text:style-name="LFO1" text:continue-numbering="true">
        <text:list-item>
          <text:p text:style-name="P75">Volgende vergadering</text:p>
        </text:list-item>
      </text:list>
      <text:p text:style-name="P76">Woensdag 6 oktober 9u</text:p>
      <text:list text:style-name="LFO1" text:continue-numbering="true">
        <text:list-item>
          <text:p text:style-name="P77">Afsluiting</text:p>
        </text:list-item>
      </text:list>
      <text:p text:style-name="P78">Tijd: 10u</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auto-update="true">
      <style:paragraph-properties style:vertical-align="baseline" fo:margin-bottom="0in" fo:line-height="100%"/>
      <style:text-properties fo:hyphenate="false"/>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paragraph" style:display-name="paragraph"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style:language-asian="nl" style:country-asian="NL"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atselaar, Noa van</meta:initial-creator>
    <dc:creator>Daatselaar, Noa van</dc:creator>
    <meta:creation-date>2021-09-29T06:59:00Z</meta:creation-date>
    <dc:date>2021-09-29T09:37:00Z</dc:date>
    <meta:template xlink:href="Normal" xlink:type="simple"/>
    <meta:editing-cycles>3</meta:editing-cycles>
    <meta:editing-duration>PT9480S</meta:editing-duration>
    <meta:document-statistic meta:page-count="4" meta:paragraph-count="14" meta:word-count="1115" meta:character-count="7237" meta:row-count="51" meta:non-whitespace-character-count="6136"/>
  </office:meta>
</office:document-meta>
</file>